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P2: Analyse movieLe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Hiv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ve is componet of Apache hadoop</text:p>
              </text:list-item>
              <text:list-item>
                <text:p>Hive act as a data warehouse which is used to store data into tabuler format and analyse that data.</text:p>
              </text:list-item>
              <text:list-item>
                <text:p>It uses HQL for data query and analyses</text:p>
              </text:list-item>
              <text:list-item>
                <text:p>It is better suited for data warehousing tasks such as extract/transform/analyse of data <text:s text:c="3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this porject i just uploaded data to hdfs</text:p>
              </text:list-item>
              <text:list-item>
                <text:p>Then made a table with proper schema with command:- </text:p>
              </text:list-item>
              <text:list-item>
                <text:p><text:span text:style-name="T1">CREATE TABLE employee (Id int, Name string, Salary float)</text:span></text:p>
                <text:p><text:span text:style-name="T1">row format delimited</text:span></text:p>
                <text:p><text:span text:style-name="T1">fields terminated by ',';</text:span></text:p>
              </text:list-item>
              <text:list-item>
                <text:p><text:span text:style-name="T1">Then uploaded data with command:-</text:span></text:p>
                <text:list>
                  <text:list-header>
                    <text:p><text:span text:style-name="T1">LOAD DATA INPATH '/hivedirectory/emp_details'</text:span></text:p>
                    <text:p><text:span text:style-name="T1">INTO TABLE demo.employee_clone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fter uploading data to tables i perfomed analyses with queries which are present in text file</text:p>
                <text:p/>
                <text:p/>
                <text:p/>
                <text:p/>
                <text:p>Thankyou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21:05:05.731541533</meta:creation-date>
    <meta:editing-duration>PT5H11M21S</meta:editing-duration>
    <meta:editing-cycles>3</meta:editing-cycles>
    <meta:generator>LibreOffice/6.4.7.2$Linux_X86_64 LibreOffice_project/40$Build-2</meta:generator>
    <dc:title>Blue Curve</dc:title>
    <dc:date>2021-08-27T02:39:12.787998964</dc:date>
    <meta:document-statistic meta:object-count="50"/>
  </office:meta>
</office:document-meta>
</file>